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ject: Personal Finance Management API</text:h>
      <text:h text:style-name="Heading_20_4" text:outline-level="4">Objective:</text:h>
      <text:p text:style-name="Text_20_body">Build a REST API that helps users track their personal finances by adding and categorizing transactions, managing budgets, and generating expense reports. This API would interact with a PostgreSQL or MySQL database to store data securely and retrieve it efficiently.</text:p>
      <text:p text:style-name="Horizontal_20_Line"/>
      <text:h text:style-name="Heading_20_3" text:outline-level="3">Features:</text:h>
      <text:list text:style-name="L10">
        <text:list-item>
          <text:p text:style-name="P19"><text:span text:style-name="Strong_20_Emphasis">User Management</text:span>:</text:p>
          <text:list>
            <text:list-item>
              <text:p text:style-name="P20">User registration and authentication (consider token-based auth like JWT).</text:p>
            </text:list-item>
            <text:list-item>
              <text:p text:style-name="P20">Profile management for each user (name, email, password).</text:p>
            </text:list-item>
          </text:list>
        </text:list-item>
        <text:list-item>
          <text:p text:style-name="P19"><text:span text:style-name="Strong_20_Emphasis">Transaction Management</text:span>:</text:p>
          <text:list>
            <text:list-item>
              <text:p text:style-name="P20">Add, update, and delete transactions.</text:p>
            </text:list-item>
            <text:list-item>
              <text:p text:style-name="P20">Transactions should have attributes like date, amount, category (e.g., groceries, entertainment), and payment method (e.g., credit card, cash).</text:p>
            </text:list-item>
            <text:list-item>
              <text:p text:style-name="P20">Option to upload receipts or notes associated with a transaction.</text:p>
            </text:list-item>
          </text:list>
        </text:list-item>
        <text:list-item>
          <text:p text:style-name="P19"><text:span text:style-name="Strong_20_Emphasis">Budget Tracking</text:span>:</text:p>
          <text:list>
            <text:list-item>
              <text:p text:style-name="P20">Users can set monthly or yearly budgets for different categories.</text:p>
            </text:list-item>
            <text:list-item>
              <text:p text:style-name="P20">The API would allow querying the budget status (how much has been spent vs. remaining budget) for each category.</text:p>
            </text:list-item>
          </text:list>
        </text:list-item>
        <text:list-item>
          <text:p text:style-name="P19"><text:span text:style-name="Strong_20_Emphasis">Analytics and Reporting</text:span>:</text:p>
          <text:list>
            <text:list-item>
              <text:p text:style-name="P20">Generate reports by date range, category, or payment method.</text:p>
            </text:list-item>
            <text:list-item>
              <text:p text:style-name="P20">Aggregate data to show spending trends and visual breakdowns (you could integrate with a dashboard tool like Metabase).</text:p>
            </text:list-item>
            <text:list-item>
              <text:p text:style-name="P20">Endpoints for summary statistics like average monthly spend, most-used categories, and largest transactions.</text:p>
            </text:list-item>
          </text:list>
        </text:list-item>
        <text:list-item>
          <text:p text:style-name="P19"><text:span text:style-name="Strong_20_Emphasis">Data Export</text:span>:</text:p>
          <text:list>
            <text:list-item>
              <text:p text:style-name="P20">Allow users to export their transactions in CSV format.</text:p>
            </text:list-item>
            <text:list-item>
              <text:p text:style-name="P20">Option to export aggregated data for specific categories or time periods.</text:p>
            </text:list-item>
          </text:list>
        </text:list-item>
        <text:list-item>
          <text:p text:style-name="P19"><text:span text:style-name="Strong_20_Emphasis">Security Enhancements</text:span>:</text:p>
          <text:list>
            <text:list-item>
              <text:p text:style-name="P20">Store sensitive data like user credentials securely.</text:p>
            </text:list-item>
            <text:list-item>
              <text:p text:style-name="P19">Apply rate limiting and input validation to prevent abuse and ensure data integrity.</text:p>
            </text:list-item>
          </text:list>
        </text:list-item>
      </text:list>
      <text:p text:style-name="Horizontal_20_Line"/>
      <text:h text:style-name="Heading_20_3" text:outline-level="3">Tech Stack:</text:h>
      <text:list text:style-name="L11">
        <text:list-item>
          <text:p text:style-name="P22"><text:span text:style-name="Strong_20_Emphasis">Backend Framework</text:span>: FastAPI</text:p>
        </text:list-item>
        <text:list-item>
          <text:p text:style-name="P22"><text:span text:style-name="Strong_20_Emphasis">Database</text:span>: PostgreSQL or MySQL (consider using your data replication knowledge for optimizing queries)</text:p>
        </text:list-item>
        <text:list-item>
          <text:p text:style-name="P22"><text:span text:style-name="Strong_20_Emphasis">Authentication</text:span>: JWT for token-based authentication</text:p>
        </text:list-item>
        <text:list-item>
          <text:p text:style-name="P22"><text:soft-page-break/><text:span text:style-name="Strong_20_Emphasis">Data Handling</text:span>: Use Pandas for data aggregation and ETL processes within API endpoints (if needed)</text:p>
        </text:list-item>
        <text:list-item>
          <text:p text:style-name="P22"><text:span text:style-name="Strong_20_Emphasis">Deployment</text:span>: Docker for containerization, Nginx for reverse proxy, and Cloud (AWS, GCP, or Digital Ocean) for hosting</text:p>
        </text:list-item>
        <text:list-item>
          <text:p text:style-name="P21"><text:span text:style-name="Strong_20_Emphasis">Monitoring</text:span>: Set up Grafana for monitoring and alerts on the API health and response times</text:p>
        </text:list-item>
      </text:list>
      <text:p text:style-name="Horizontal_20_Line"/>
      <text:h text:style-name="Heading_20_3" text:outline-level="3">Advanced Extensions (Optional):</text:h>
      <text:list text:style-name="L12">
        <text:list-item>
          <text:p text:style-name="P24"><text:span text:style-name="Strong_20_Emphasis">Machine Learning Insights</text:span>: Integrate simple models (like expense predictions) to suggest budgets or warn users about potential overspending.</text:p>
        </text:list-item>
        <text:list-item>
          <text:p text:style-name="P24"><text:span text:style-name="Strong_20_Emphasis">Web Scraping</text:span>: If desired, add a feature to pull exchange rates or commodity prices from web sources.</text:p>
        </text:list-item>
        <text:list-item>
          <text:p text:style-name="P23"><text:span text:style-name="Strong_20_Emphasis">Real-time Updates</text:span>: Use WebSockets for real-time updates on transactions if you expand to a front-end dashboard.</text:p>
        </text:list-item>
      </text:list>
      <text:p text:style-name="Text_20_body">This project would allow you to practice and demonstrate several skills: FastAPI for API creation, data management using PostgreSQL/MySQL, basic ETL processes for data aggregation, and your knowledge of monitoring and logging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7:14:03.313972462</meta:creation-date>
    <dc:date>2024-11-01T02:03:20.804029750</dc:date>
    <meta:editing-duration>PT35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36" meta:word-count="404" meta:character-count="2675" meta:non-whitespace-character-count="2336"/>
  </office:meta>
</office:document-meta>
</file>